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1">
      <style:paragraph-properties fo:margin-top="0in" fo:margin-bottom="0in"/>
    </style:style>
    <style:style style:name="P5" style:family="paragraph" style:parent-style-name="Text_20_body" style:list-style-name="L2">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Information Extractor and Internal 'Entity-based' Recommender"</text:h>
      <text:p text:style-name="Text_20_body"/>
      <text:p text:style-name="Text_20_body"/>
      <text:h text:style-name="Heading_20_2" text:outline-level="2">Description</text:h>
      <text:p text:style-name="Text_20_body">Documenting and building an "Information Extractor and Internal 'Entity-based' Recommender" system.</text:p>
      <text:p text:style-name="Text_20_body">The system will extract entities such as Geo-location, ips, domains, persons, etc. from multiple sources and "entity link". Afterward, the system builds "recommendation" links of interest to multiple documents and represent individual data as a "bubble" document with its surrounding "bubble" entities.</text:p>
      <text:p text:style-name="Text_20_body">The goal is to provide a cloud technology to map and recommend the data documents by entities, via storage and visually to the users.</text:p>
      <text:p text:style-name="Text_20_body">The system can be utilized in medical, business and intelligence community. </text:p>
      <text:p text:style-name="Text_20_body"><text:line-break/>The operational steps: </text:p>
      <text:list xml:id="list7286841853187664301" text:style-name="L1">
        <text:list-item>
          <text:p text:style-name="P4">Ingest sources from URLs, broadcast sensor data, ftp or file systems (dropbox) will translated into JSON or XML data.<text:line-break/></text:p>
        </text:list-item>
        <text:list-item>
          <text:p text:style-name="P4">Identify whether the data is transient or stored remotely. If transient, will stored as a raw "document" in a database. The stored remotely data will be processed within the system and mapped within memory.<text:line-break/></text:p>
        </text:list-item>
        <text:list-item>
          <text:p text:style-name="P4">The "translated" data will be processed by entity extractor system, gathering geo-location, ips, domains, person information, etc.<text:line-break/>The extractor system will contain open source programs such as Gate7.1, j-Calis, Basis Technology, "lingpipe" to determine the entities.<text:line-break/></text:p>
        </text:list-item>
        <text:list-item>
          <text:p text:style-name="P4">The entities of the "translated" data and indexed with the document (original data) source name is stored within a database, MongoDB. <text:s/>As mentioned earlier, "transient" data will be stored in a MongoDB GridFS system.<text:line-break/></text:p>
        </text:list-item>
        <text:list-item>
          <text:p text:style-name="P4">The user can search accordingly by entities or by data document name. Visually the user will be provided an animated bubble representation of the source documented data with its entities (bubble children). The user can select a bubble and display the complete document with the scraped entities.<text:line-break/> </text:p>
        </text:list-item>
        <text:list-item>
          <text:p text:style-name="P2">Then the client will be provided capability display those documents or data that have "entity-based" commonality (Mahout) with the user document.</text:p>
        </text:list-item>
      </text:list>
      <text:p text:style-name="Text_20_body">The tools to be utilized are Java 1.7, GWT, SmartGwt 4.0, MongoDB, Mahout, JBOSS 7, Mule ESB, Spring, Gate7.1, j-Calis, Basis Technology, "lingpipe". I will actually use data from Wikis, online documents and generated sensor data.</text:p>
      <text:p text:style-name="Text_20_body"><text:soft-page-break/></text:p>
      <text:h text:style-name="Heading_20_2" text:outline-level="2">Development</text:h>
      <text:p text:style-name="Text_20_body"/>
      <text:p text:style-name="Text_20_body">As far as tackling the project what to track first,  I call it the "shotgun" effect. The prototype steps will be:</text:p>
      <text:p text:style-name="Text_20_body"> </text:p>
      <text:list xml:id="list1476695412498194880" text:style-name="L2">
        <text:list-item>
          <text:p text:style-name="P5">Establish three MongoDB with separate ports, one for MongoDB Recommender and the second as a GridFS to hold "transient" data.</text:p>
        </text:list-item>
        <text:list-item>
          <text:p text:style-name="P5">Create a client prototype with SmartGwt with a GWT transaction to a GWT servlet.  The prototype will<text:line-break/>display an animated "bubble" series with a fake parent "bubble" document and children "bubble" entities. Get<text:line-break/>the proto data document entities from  "normal" Mongo</text:p>
        </text:list-item>
        <text:list-item>
          <text:p text:style-name="P5">Source Data:  Capture "inbound" drop-boxed documents, next "tcp" sensor data, and afterward "http" documents.  <text:line-break/>This is done in the configuration of Spring within a COTS, Mule ESB.   <text:line-break/><text:line-break/>Within the Mule ESB, build a Java classifier whether the data is "transient" or "remote source".  Build a java translator to determine type of doc (xls, xlsx, doc, docx, xml, json).<text:line-break/><text:line-break/>Determine which extractor tool Gate7.1, Basis Technology, lingpipe, j_Calis is quicker to prototype with.  In the end, a group of extractor tools<text:line-break/>will be used to strengthen the requirement to retrieve entities for geo location, ips, domains, person,  medical conditions and other entities.<text:line-break/>Some extractors require and entity map, so in the future new expanded entity maps will needed to be built.   <text:line-break/><text:line-break/>The extractor process will be within the Mule ESB  and the entity laden data will be "outbound" to JBOSS enterprise to be introduced to the multiple MongoDB system.</text:p>
        </text:list-item>
        <text:list-item>
          <text:p text:style-name="P5">Finally have the client be to access "real" proto entity data with an interaction of a Mahout "item-based" recommendation process according to the index document data's entities. Mahout will<text:line-break/>will utilize the MongoDBDataModel java code (reuse) to the MongoDB "Recommender".</text:p>
        </text:list-item>
        <text:list-item>
          <text:p text:style-name="P3">The recommender process will focus on "item-based" similarity conditions for (limited) 1 - 5 similar entities, first, for the prototype.  In the future, expand to other attributes of Mahout analysis. </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er Lemon</meta:initial-creator>
    <meta:creation-date>2013-10-02T09:26:04.34</meta:creation-date>
    <dc:date>2013-10-02T11:28:03.67</dc:date>
    <dc:creator>Alexander Lemon</dc:creator>
    <meta:editing-duration>PT1H51M57S</meta:editing-duration>
    <meta:editing-cycles>7</meta:editing-cycles>
    <meta:generator>OpenOffice.org/3.4.1$Win32 OpenOffice.org_project/341m1$Build-9593</meta:generator>
    <meta:printed-by>Alexander Lemon</meta:printed-by>
    <meta:print-date>2013-10-02T11:25:48.60</meta:print-date>
    <meta:document-statistic meta:table-count="0" meta:image-count="0" meta:object-count="0" meta:page-count="2" meta:paragraph-count="22" meta:word-count="637" meta:character-count="4124"/>
  </office:meta>
</office:document-meta>
</file>